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 style:list-style-name="L2">
      <style:graphic-properties draw:auto-grow-height="true" fo:min-height="1.328cm"/>
      <style:paragraph-properties style:writing-mode="lr-tb"/>
    </style:style>
    <style:style style:name="pr7" style:family="presentation" style:parent-style-name="Blue_5f_Curve1_5f_-outline1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 style:list-style-name="L2">
      <style:graphic-properties draw:auto-grow-height="true" fo:min-height="1.328cm"/>
      <style:paragraph-properties style:writing-mode="lr-tb"/>
    </style:style>
    <style:style style:name="pr10" style:family="presentation" style:parent-style-name="Blue_5f_Curve1_5f_-title" style:list-style-name="L2">
      <style:graphic-properties draw:auto-grow-height="true" fo:min-height="1.328cm"/>
      <style:paragraph-properties style:writing-mode="lr-tb"/>
    </style:style>
    <style:style style:name="pr11" style:family="presentation" style:parent-style-name="Blue_5f_Curve1_5f_-outline1">
      <style:graphic-properties draw:auto-grow-height="true" fo:min-height="7.67cm"/>
      <style:paragraph-properties style:writing-mode="lr-tb"/>
    </style:style>
    <style:style style:name="pr12" style:family="presentation" style:parent-style-name="Blue_5f_Curve1_5f_-title" style:list-style-name="L2">
      <style:graphic-properties draw:auto-grow-height="true" fo:min-height="1.328cm"/>
      <style:paragraph-properties style:writing-mode="lr-tb"/>
    </style:style>
    <style:style style:name="pr13" style:family="presentation" style:parent-style-name="Blue_5f_Curve1_5f_-outline1" style:list-style-name="L2">
      <style:graphic-properties draw:auto-grow-height="true" fo:min-height="11.328cm"/>
      <style:paragraph-properties style:writing-mode="lr-tb"/>
    </style:style>
    <style:style style:name="pr14" style:family="presentation" style:parent-style-name="Blue_5f_Curve1_5f_-title" style:list-style-name="L2">
      <style:graphic-properties draw:auto-grow-height="true" fo:min-height="1.32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559cm" fo:margin-bottom="0cm" fo:text-align="start" fo:text-indent="0cm" style:writing-mode="lr-tb"/>
    </style:style>
    <style:style style:name="P4" style:family="paragraph">
      <style:paragraph-properties style:writing-mode="lr-tb"/>
      <style:text-properties fo:hyphenate="false" loext:hyphenation-no-caps="false"/>
    </style:style>
    <style:style style:name="P5" style:family="paragraph">
      <style:paragraph-properties fo:margin-left="0cm" fo:margin-right="0cm" fo:margin-top="0.559cm" fo:margin-bottom="0cm" fo:text-indent="0cm" style:writing-mode="lr-tb"/>
    </style:style>
    <style:style style:name="P6" style:family="paragraph">
      <style:paragraph-properties fo:margin-left="0cm" fo:margin-right="0cm" fo:margin-top="0.559cm" fo:margin-bottom="0cm" fo:text-indent="0cm" style:writing-mode="lr-tb"/>
      <style:text-properties fo:hyphenate="false" loext:hyphenation-no-caps="false"/>
    </style:style>
    <style:style style:name="P7" style:family="paragraph">
      <style:paragraph-properties style:writing-mode="lr-tb"/>
      <style:text-properties fo:font-size="32pt" style:font-size-asian="24pt" style:font-size-complex="24pt" fo:hyphenate="false" loext:hyphenation-no-caps="false"/>
    </style:style>
    <style:style style:name="T1" style:family="text">
      <style:text-properties fo:color="#009bdd" loext:opacity="100%" fo:font-size="36pt" style:letter-kerning="true"/>
    </style:style>
    <style:style style:name="T2" style:family="text">
      <style:text-properties fo:color="#009bdd" loext:opacity="100%" fo:font-size="32pt" style:letter-kerning="tru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Projet 2 : Réservi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ommaire</text:p>
          </draw:text-box>
        </draw:frame>
        <draw:frame presentation:style-name="pr4" draw:text-style-name="P1" draw:layer="layout" svg:width="20cm" svg:height="10cm" svg:x="4.5cm" svg:y="2.5cm" presentation:class="outline" presentation:user-transformed="true">
          <draw:text-box>
            <text:list text:style-name="L2">
              <text:list-item>
                <text:p>Compréhension de l’énoncé</text:p>
              </text:list-item>
              <text:list-item>
                <text:p>Technologies utilisées</text:p>
              </text:list-item>
              <text:list-item>
                <text:p>Difficultés rencontrées</text:p>
              </text:list-item>
              <text:list-item>
                <text:p>Réalisation</text:p>
              </text:list-item>
              <text:list-item>
                <text:p>Démonst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7cm" svg:height="1.328cm" svg:x="5.5cm" svg:y="0.5cm" presentation:class="title" presentation:user-transformed="true">
          <draw:text-box>
            <text:list text:style-name="L2">
              <text:list-header>
                <text:p text:style-name="P3">Compréhension de l’énoncé</text:p>
              </text:list-header>
            </text:list>
          </draw:text-box>
        </draw:frame>
        <draw:frame presentation:style-name="pr7" draw:text-style-name="P1" draw:layer="layout" svg:width="20cm" svg:height="11.5cm" svg:x="5cm" svg:y="3cm" presentation:class="outline" presentation:user-transformed="true">
          <draw:text-box>
            <text:list text:style-name="L2">
              <text:list-item>
                <text:p>Transformation d’une maquette en site web</text:p>
              </text:list-item>
              <text:list-item>
                <text:p text:style-name="P4">Utilisation des technologies responsive design</text:p>
              </text:list-item>
              <text:list-item>
                <text:p text:style-name="P4">Utilisation d’un environnement de développement front 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3" draw:layer="layout" svg:width="14cm" svg:height="1.328cm" svg:x="6cm" svg:y="0.5cm" presentation:class="title" presentation:user-transformed="true">
          <draw:text-box>
            <text:list text:style-name="L2">
              <text:list-header>
                <text:p text:style-name="P3">Technologies utilisées</text:p>
              </text:list-header>
            </text:list>
          </draw:text-box>
        </draw:frame>
        <draw:frame presentation:style-name="pr7" draw:text-style-name="P1" draw:layer="layout" svg:width="20cm" svg:height="11.5cm" svg:x="4cm" svg:y="2.5cm" presentation:class="outline" presentation:user-transformed="true">
          <draw:text-box>
            <text:list text:style-name="L2">
              <text:list-item>
                <text:p>HTLM (V5)</text:p>
              </text:list-item>
              <text:list-item>
                <text:p text:style-name="P1">CSS (V3) – Flexbox / CSS Grid</text:p>
              </text:list-item>
              <text:list-item>
                <text:p text:style-name="P1">GIT</text:p>
              </text:list-item>
              <text:list-item>
                <text:p text:style-name="P1">Sublime Text</text:p>
              </text:list-item>
              <text:list-item>
                <text:p text:style-name="P1">Cours / Documentation</text:p>
              </text:list-item>
              <text:list-item>
                <text:p text:style-name="P1">GIM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3" draw:layer="layout" svg:width="14cm" svg:height="1.328cm" svg:x="6cm" svg:y="0.5cm" presentation:class="title" presentation:user-transformed="true">
          <draw:text-box>
            <text:list text:style-name="L2">
              <text:list-header>
                <text:p text:style-name="P3">Difficultés rencontrées</text:p>
              </text:list-header>
            </text:list>
          </draw:text-box>
        </draw:frame>
        <draw:frame presentation:style-name="pr11" draw:text-style-name="P1" draw:layer="layout" svg:width="20cm" svg:height="7.67cm" svg:x="4.5cm" svg:y="3.5cm" presentation:class="outline" presentation:user-transformed="true">
          <draw:text-box>
            <text:list text:style-name="L2">
              <text:list-item>
                <text:p text:style-name="P5"><text:span text:style-name="T1">1ère expérience de développement avec ces technologies</text:span></text:p>
              </text:list-item>
              <text:list-item>
                <text:p text:style-name="P5"><text:span text:style-name="T1">Traduction de la maquette en réalisation concrè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3" draw:layer="layout" svg:width="14cm" svg:height="1.328cm" svg:x="7.5cm" svg:y="0.5cm" presentation:class="title" presentation:user-transformed="true">
          <draw:text-box>
            <text:list text:style-name="L2">
              <text:list-header>
                <text:p text:style-name="P3">Réalisation</text:p>
              </text:list-header>
            </text:list>
          </draw:text-box>
        </draw:frame>
        <draw:frame presentation:style-name="pr7" draw:text-style-name="P1" draw:layer="layout" svg:width="20cm" svg:height="10cm" svg:x="4.5cm" svg:y="3.5cm" presentation:class="outline" presentation:user-transformed="true">
          <draw:text-box>
            <text:list text:style-name="L2">
              <text:list-item>
                <text:p>Création de la grille</text:p>
              </text:list-item>
              <text:list-item>
                <text:p text:style-name="P1">Création du fichier HTML</text:p>
              </text:list-item>
              <text:list-item>
                <text:p text:style-name="P1">Création du fichier CSS</text:p>
              </text:list-item>
              <text:list-item>
                <text:p text:style-name="P1">Synchronisation G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cm" svg:height="11.328cm" svg:x="1.5cm" svg:y="2.5cm" presentation:class="outline" presentation:user-transformed="true">
          <draw:text-box>
            <text:list text:style-name="L2">
              <text:list-item>
                <text:p text:style-name="P6"><text:span text:style-name="T2"><text:a xlink:href="https://www.legoll.fr/p2_reservia/" xlink:type="simple">https://www.legoll.fr/p2_reservia/</text:a></text:span><text:span text:style-name="T2">images/P2_Desktop_grille.png</text:span></text:p>
                <text:p text:style-name="P6"><text:span text:style-name="T2"/></text:p>
              </text:list-item>
              <text:list-item>
                <text:p text:style-name="P6"><text:span text:style-name="T2">https://github.com/NymeriaLucky/p2_reservia</text:span></text:p>
                <text:p text:style-name="P6"><text:span text:style-name="T2"/></text:p>
              </text:list-item>
              <text:list-item>
                <text:p text:style-name="P6"><text:span text:style-name="T2">https://www.legoll.fr/p2_reservia</text:span></text:p>
              </text:list-item>
            </text:list>
          </draw:text-box>
        </draw:frame>
        <draw:frame presentation:style-name="pr14" draw:text-style-name="P3" draw:layer="layout" svg:width="14cm" svg:height="1.328cm" svg:x="7.5cm" svg:y="0.5cm" presentation:class="title" presentation:user-transformed="true">
          <draw:text-box>
            <text:list text:style-name="L2">
              <text:list-header>
                <text:p text:style-name="P3">Démonstratio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 draw:shadow-color="#000000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9cm" fo:margin-bottom="0cm" fo:text-align="start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 draw:shadow-color="#000000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9cm" fo:margin-bottom="0cm" fo:text-align="start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2-03T13:07:48.199264908</meta:creation-date>
    <meta:editing-duration>PT1H7M20S</meta:editing-duration>
    <meta:editing-cycles>10</meta:editing-cycles>
    <meta:generator>LibreOffice/7.0.2.2$Linux_X86_64 LibreOffice_project/3a01483fc371ab18cfca4bab0d636937da5eaf70</meta:generator>
    <dc:title>Blue Curve</dc:title>
    <dc:date>2020-12-14T14:10:05.698315401</dc:date>
    <meta:document-statistic meta:object-count="75"/>
  </office:meta>
</office:document-meta>
</file>